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bb5a"/>
    </style:style>
    <style:style style:name="T1" style:family="text">
      <style:text-properties fo:font-weight="bold" officeooo:rsid="001cbb5a" style:font-weight-asian="bold" style:font-weight-complex="bold"/>
    </style:style>
    <style:style style:name="T2" style:family="text">
      <style:text-properties officeooo:rsid="001cbb5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bb5a" style:font-style-asian="normal" style:font-style-complex="normal"/>
    </style:style>
    <style:style style:name="T5" style:family="text">
      <style:text-properties fo:font-style="normal" fo:font-weight="bold" officeooo:rsid="001cbb5a" style:font-style-asian="normal" style:font-weight-asian="bold" style:font-style-complex="normal" style:font-weight-complex="bold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5">Presentación</text:span></text:span></text:p>
      <text:p text:style-name="P1"><text:span text:style-name="Emphasis"><text:span text:style-name="T3">¿Alg</text:span></text:span><text:span text:style-name="Emphasis"><text:span text:style-name="T4">u</text:span></text:span><text:span text:style-name="Emphasis"><text:span text:style-name="T3">na vez te has encontrado buscando candidatos para un puesto deportivo y no encuentras un lugar especializado donde hallar el talento que necesitas? O, tal vez, eres un entrenador que busca su próxima oportunidad laboral y no sabe</text:span></text:span><text:span text:style-name="Emphasis"><text:span text:style-name="T4">s</text:span></text:span><text:span text:style-name="Emphasis"><text:span text:style-name="T3"> dónde encontrar ofertas específicas para tu perfil. </text:span></text:span><text:span text:style-name="Emphasis"><text:span text:style-name="T4">C</text:span></text:span><text:span text:style-name="Emphasis"><text:span text:style-name="T3">omo sabemos, encontrar trabajo en el mundo del deporte puede ser complicado si no tienes contactos o estás buscando algo específico. También, para las empresas y clubes deportivos, encontrar talento a veces es un proceso lento y complicado. <text:s/>Aquí es donde nace SportedIn, la primera plataforma en España enfocada en conectar el mundo deportivo, una herramienta creada para hacer fácil y rápida la búsqueda de talento y oportunidades laborales en el deporte. <text:s/></text:span></text:span></text:p>
      <text:p text:style-name="Text_20_body"><text:span text:style-name="Strong_20_Emphasis"/></text:p>
      <text:p text:style-name="Text_20_body"><text:span text:style-name="Strong_20_Emphasis">Parte Medi</text:span><text:span text:style-name="Strong_20_Emphasis"><text:span text:style-name="T2">a</text:span></text:span></text:p>
      <text:p text:style-name="Text_20_body">SportedIn es una página web donde, por un lado, los profesionales deportivos pueden crear un perfil con su experiencia, certificaciones y disponibilidad, y por otro, los clubes o empresas pueden publicar ofertas de trabajo. Nuestra idea es que sea una herramienta accesible y sencilla, donde tanto entrenadores como preparadores físicos o monitores de campamentos puedan encontrar su próximo empleo en el ámbito deportivo.</text:p>
      <text:p text:style-name="Text_20_body">Queremos que sea una plataforma para todos los niveles: desde amateurs que quieren ganar experiencia hasta profesionales consolidados. Además, queremos incluir un sistema de reseñas, para que los empleadores tengan una referencia sobre los candidatos y los candidatos también puedan ver opiniones sobre los empleadores. A largo plazo, pensamos en una app móvil para hacer todo aún más accesible, pero ahora mismo estamos centrados en lanzar la web.</text:p>
      <text:p text:style-name="Text_20_body"><text:span text:style-name="Strong_20_Emphasis"/></text:p>
      <text:p text:style-name="Text_20_body"><text:span text:style-name="Strong_20_Emphasis">Conclusión</text:span></text:p>
      <text:p text:style-name="Text_20_body">¿Por qué creemos que SportedIn puede tener éxito? Porque, a diferencia de <text:span text:style-name="T2">otras </text:span>plataformas generalistas, está especializada en el mundo deportivo, cubriendo una necesidad que otros no están atendiendo y facilitando la conexión entre candidatos y empleadores de manera rápida y directa. Nuestra visión es convertirnos en la referencia en el mercado laboral deportivo, ofreciendo una plataforma transparente y accesible a todos, sin importar el nivel de experiencia o especialización. Además, al ser un proyecto totalmente digital, tenemos la flexibilidad de expandirnos a diferentes deportes y países y adaptarnos a las nuevas necesidades del sector a medida que crecemos. </text:p>
      <text:p text:style-name="Text_20_body">Esperamos que les haya interesado nuestra idea y que vean en SportedIn el potencial que nosotros vemos. ¡Este es SportedIn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08:17:19.409000000</meta:creation-date>
    <dc:date>2024-11-11T09:33:49.663000000</dc:date>
    <meta:editing-duration>PT1H16M30S</meta:editing-duration>
    <meta:editing-cycles>1</meta:editing-cycles>
    <meta:document-statistic meta:table-count="0" meta:image-count="0" meta:object-count="0" meta:page-count="1" meta:paragraph-count="8" meta:word-count="371" meta:character-count="2447" meta:non-whitespace-character-count="2080"/>
    <meta:generator>LibreOffice/7.5.4.2$Windows_X86_64 LibreOffice_project/36ccfdc35048b057fd9854c757a8b67ec53977b6</meta:generator>
  </office:meta>
</office:document-meta>
</file>